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b03" officeooo:paragraph-rsid="000c8b03"/>
    </style:style>
    <style:style style:name="P2" style:family="paragraph" style:parent-style-name="Standard">
      <style:text-properties officeooo:paragraph-rsid="000c8b03"/>
    </style:style>
    <style:style style:name="P3" style:family="paragraph" style:parent-style-name="Standard">
      <style:text-properties fo:font-size="28pt" style:text-underline-style="solid" style:text-underline-width="auto" style:text-underline-color="font-color" fo:font-weight="bold" style:font-size-asian="28pt" style:font-weight-asian="bold" style:font-size-complex="28pt" style:font-weight-complex="bold"/>
    </style:style>
    <style:style style:name="P4" style:family="paragraph" style:parent-style-name="Standard">
      <style:text-properties fo:font-weight="bold" officeooo:rsid="000da7c5" officeooo:paragraph-rsid="000da7c5" style:font-weight-asian="bold" style:font-weight-complex="bold"/>
    </style:style>
    <style:style style:name="P5" style:family="paragraph" style:parent-style-name="Standard">
      <style:text-properties fo:font-weight="bold" style:font-weight-asian="bold" style:font-weight-complex="bold"/>
    </style:style>
    <style:style style:name="T1" style:family="text">
      <style:text-properties loext:padding="0.049cm" loext:border="0.06pt solid #e3e3e3"/>
    </style:style>
    <style:style style:name="T2" style:family="text">
      <style:text-properties officeooo:rsid="000c8b03"/>
    </style:style>
    <style:style style:name="T3" style:family="text">
      <style:text-properties officeooo:rsid="000da7c5"/>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TF Task: Escape from Kessel Run</text:p>
      <text:p text:style-name="P3">Theme: Star Wars - Millennium Falcon</text:p>
      <text:p text:style-name="Standard"/>
      <text:p text:style-name="Standard">Story: <text:s/>You find yourself trapped on a crippled Millennium Falcon after a daring raid on Kessel. The hyperdrive is malfunctioning, and the navigation system is fried. With Imperial forces hot on your tail, you need to use your wits and the Falcon's unique features to escape the Kessel system</text:p>
      <text:p text:style-name="Standard"/>
      <text:p text:style-name="P4">Challenge 1: Hyperdrive Encryption</text:p>
      <text:p text:style-name="Standard"/>
      <text:p text:style-name="Standard">The Millennium Falcon's hyperdrive is under threat of being hacked by Imperial agents. Your mission is to strengthen its encryption protocols to prevent unauthorized access. Decrypt a series of encoded messages using your knowledge of cryptography and prove your mastery of secure communication.</text:p>
      <text:p text:style-name="Standard"/>
      <text:p text:style-name="P5">Challenge 2: Droid Defense</text:p>
      <text:p text:style-name="Standard"/>
      <text:p text:style-name="Standard">The Empire has deployed infiltration droids to breach the Falcon's security systems. Utilize your programming prowess to develop an AI defense system capable of identifying and neutralizing these rogue droids before they can cause any damage.</text:p>
      <text:p text:style-name="Standard"/>
      <text:p text:style-name="P5">Challenge 3: Force Field Firewall</text:p>
      <text:p text:style-name="Standard"/>
      <text:p text:style-name="Standard">Construct a virtual force field firewall around the Millennium Falcon's core systems. Customize firewall rules and implement intrusion detection mechanisms to repel cyber attacks launched by Imperial hackers. Your ability to anticipate and thwart their strategies will be crucial in ensuring the Falcon's safety.</text:p>
      <text:p text:style-name="Standard"/>
      <text:p text:style-name="P5">Challenge 5: Sabacc Card Key Authentication</text:p>
      <text:p text:style-name="Standard"/>
      <text:p text:style-name="Standard">In a high-stakes game of virtual Sabacc, you must program a secure card key authentication system to access critical systems aboard the Millennium Falcon. Create an algorithm that verifies the authenticity of Sabacc cards and grants access only to authorized players. The fate of the Falcon rests in your hands.</text:p>
      <text:p text:style-name="Standard"/>
      <text:p text:style-name="P5">Challenge 6: Jedi Mind Tricks (Bonus Challenge)</text:p>
      <text:p text:style-name="Standard"/>
      <text:p text:style-name="Standard">For those daring enough to venture further, a bonus challenge awaits. Use your creativity and coding skills to develop an innovative defense mechanism inspired by Jedi mind tricks. Can you outsmart the Empire's most advanced cyber threats and protect the Millennium Falcon with the power of the Force?</text:p>
      <text:p text:style-name="Standard"/>
      <text:p text:style-name="Standard"><text:span text:style-name="T4">Resources:</text:span></text:p>
      <text:p text:style-name="Standard"/>
      <text:p text:style-name="P1">1. <text:a xlink:type="simple" xlink:href="https://blog.bi0s.in/2020/01/21/Hardware/millenium_falcon/" text:style-name="Internet_20_link" text:visited-style-name="Visited_20_Internet_20_Link">https://blog.bi0s.in/2020/01/21/Hardware/millenium_falcon/</text:a></text:p>
      <text:p text:style-name="P2"><text:span text:style-name="T2">2.</text:span> <text:a xlink:type="simple" xlink:href="https://www.nist.gov/itl/applied-cybersecurity/privacy-engineering/iot-cybersecurity-" text:style-name="Internet_20_link" text:visited-style-name="Visited_20_Internet_20_Link">https://www.nist.gov/itl/applied-cybersecurity/privacy-engineering/iot-cybersecurity-</text:a><text:a xlink:type="simple" xlink:href="https://www.nist.gov/itl/applied-cybersecurity/privacy-engineering/iot-cybersecurity-improvement-act" text:style-name="Internet_20_link" text:visited-style-name="Visited_20_Internet_20_Link"> <text:s text:c="2"/>improvement-act</text:a></text:p>
      <text:p text:style-name="P2"><text:span text:style-name="T2">3.</text:span><text:a xlink:type="simple" xlink:href="https://cheatsheetseries.owasp.org/cheatsheets/Cross_Site_Scripting_Prevention_Cheat_Sheet.html" text:style-name="Internet_20_link" text:visited-style-name="Visited_20_Internet_20_Link"><text:span text:style-name="T1">https://cheatsheetseries.owasp.org/cheatsheetCross_Site_Scripting_Prevention_Cheat_Sheet.html</text:span></text:a></text:p>
      <text:p text:style-name="P2"/>
      <text:p text:style-name="Standard">Good luck, and may the Force be with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7:43:44.472691113</meta:creation-date>
    <dc:date>2024-04-15T21:25:04.236179962</dc:date>
    <meta:editing-duration>PT5H9M2S</meta:editing-duration>
    <meta:editing-cycles>2</meta:editing-cycles>
    <meta:generator>LibreOffice/7.3.7.2$Linux_X86_64 LibreOffice_project/30$Build-2</meta:generator>
    <meta:document-statistic meta:table-count="0" meta:image-count="0" meta:object-count="0" meta:page-count="1" meta:paragraph-count="18" meta:word-count="324" meta:character-count="2317" meta:non-whitespace-character-count="2008"/>
  </office:meta>
</office:document-meta>
</file>